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0mm" svg:height="50mm" svg:x="134.8mm" svg:y="6.57mm">
            <draw:object draw:notify-on-update-of-ranges="Sheet1.A5:Sheet1.A5 Sheet1.A6:Sheet1.A10 Sheet1.B5:Sheet1.B5 Sheet1.B6:Sheet1.B10 Sheet1.C5:Sheet1.C5 Sheet1.C6:Sheet1.C10 Sheet1.D5:Sheet1.D5 Sheet1.D6:Sheet1.D10 Sheet1.E5:Sheet1.E5 Sheet1.E6:Sheet1.E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80mm" svg:height="50mm" svg:x="133.45mm" svg:y="65.98mm">
            <draw:object draw:notify-on-update-of-ranges="Sheet1.A17:Sheet1.A20 Sheet1.B16:Sheet1.B16 Sheet1.B17:Sheet1.B20 Sheet1.C16:Sheet1.C16 Sheet1.C17:Sheet1.C20 Sheet1.D16:Sheet1.D16 Sheet1.D17:Sheet1.D20 Sheet1.E16:Sheet1.E16 Sheet1.E17:Sheet1.E2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80mm" svg:height="50mm" svg:x="126.55mm" svg:y="189.23mm">
            <draw:object draw:notify-on-update-of-ranges="Sheet1.A45:Sheet1.A45 Sheet1.A46:Sheet1.A50 Sheet1.B45:Sheet1.B45 Sheet1.B46:Sheet1.B50 Sheet1.C45:Sheet1.C45 Sheet1.C46:Sheet1.C5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80mm" svg:height="50mm" svg:x="130.42mm" svg:y="125.49mm">
            <draw:object draw:notify-on-update-of-ranges="Sheet1.A30:Sheet1.A30 Sheet1.A31:Sheet1.A35 Sheet1.B30:Sheet1.B30 Sheet1.B31:Sheet1.B35 Sheet1.C30:Sheet1.C30 Sheet1.C31:Sheet1.C3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3-1246 v3 @ 3.50GHz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STM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nlock</text:p>
          </table:table-cell>
          <table:table-cell office:value-type="float" office:value="5.1" calcext:value-type="float">
            <text:p>5.1</text:p>
          </table:table-cell>
          <table:table-cell office:value-type="float" office:value="6.808" calcext:value-type="float">
            <text:p>6.808</text:p>
          </table:table-cell>
          <table:table-cell office:value-type="float" office:value="6.812" calcext:value-type="float">
            <text:p>6.812</text:p>
          </table:table-cell>
          <table:table-cell office:value-type="float" office:value="5.602" calcext:value-type="float">
            <text:p>5.6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nySTM</text:p>
          </table:table-cell>
          <table:table-cell office:value-type="float" office:value="10.386" calcext:value-type="float">
            <text:p>10.386</text:p>
          </table:table-cell>
          <table:table-cell office:value-type="float" office:value="6.012" calcext:value-type="float">
            <text:p>6.012</text:p>
          </table:table-cell>
          <table:table-cell office:value-type="float" office:value="3.652" calcext:value-type="float">
            <text:p>3.652</text:p>
          </table:table-cell>
          <table:table-cell office:value-type="float" office:value="3.46" calcext:value-type="float">
            <text:p>3.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CC transaction</text:p>
          </table:table-cell>
          <table:table-cell office:value-type="float" office:value="7.548" calcext:value-type="float">
            <text:p>7.548</text:p>
          </table:table-cell>
          <table:table-cell office:value-type="float" office:value="4.224" calcext:value-type="float">
            <text:p>4.224</text:p>
          </table:table-cell>
          <table:table-cell office:value-type="float" office:value="1.256" calcext:value-type="float">
            <text:p>1.256</text:p>
          </table:table-cell>
          <table:table-cell office:value-type="float" office:value="0.844" calcext:value-type="float">
            <text:p>0.8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l HLE</text:p>
          </table:table-cell>
          <table:table-cell office:value-type="float" office:value="8.722" calcext:value-type="float">
            <text:p>8.722</text:p>
          </table:table-cell>
          <table:table-cell office:value-type="float" office:value="7.348" calcext:value-type="float">
            <text:p>7.348</text:p>
          </table:table-cell>
          <table:table-cell office:value-type="float" office:value="3.078" calcext:value-type="float">
            <text:p>3.078</text:p>
          </table:table-cell>
          <table:table-cell office:value-type="float" office:value="1.65" calcext:value-type="float">
            <text:p>1.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l RTM</text:p>
          </table:table-cell>
          <table:table-cell office:value-type="float" office:value="10.598" calcext:value-type="float">
            <text:p>10.598</text:p>
          </table:table-cell>
          <table:table-cell office:value-type="float" office:value="9.43" calcext:value-type="float">
            <text:p>9.43</text:p>
          </table:table-cell>
          <table:table-cell office:value-type="float" office:value="7.298" calcext:value-type="float">
            <text:p>7.298</text:p>
          </table:table-cell>
          <table:table-cell office:value-type="float" office:value="7.862" calcext:value-type="float">
            <text:p>7.86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xed</text:p>
          </table:table-cell>
          <table:table-cell office:value-type="float" office:value="14.254" calcext:value-type="float">
            <text:p>14.254</text:p>
          </table:table-cell>
          <table:table-cell office:value-type="float" office:value="9.606" calcext:value-type="float">
            <text:p>9.606</text:p>
          </table:table-cell>
          <table:table-cell office:value-type="float" office:value="6.532" calcext:value-type="float">
            <text:p>6.532</text:p>
          </table:table-cell>
          <table:table-cell office:value-type="float" office:value="3.256" calcext:value-type="float">
            <text:p>3.2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tex</text:p>
          </table:table-cell>
          <table:table-cell office:value-type="float" office:value="16.204" calcext:value-type="float">
            <text:p>16.204</text:p>
          </table:table-cell>
          <table:table-cell office:value-type="float" office:value="17.566" calcext:value-type="float">
            <text:p>17.566</text:p>
          </table:table-cell>
          <table:table-cell office:value-type="float" office:value="14.568" calcext:value-type="float">
            <text:p>14.568</text:p>
          </table:table-cell>
          <table:table-cell office:value-type="float" office:value="14.676" calcext:value-type="float">
            <text:p>14.67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tel i5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tex</text:p>
          </table:table-cell>
          <table:table-cell office:value-type="float" office:value="8.088" calcext:value-type="float">
            <text:p>8.088</text:p>
          </table:table-cell>
          <table:table-cell office:value-type="float" office:value="17.154" calcext:value-type="float">
            <text:p>17.154</text:p>
          </table:table-cell>
          <table:table-cell office:value-type="float" office:value="12.568" calcext:value-type="float">
            <text:p>12.568</text:p>
          </table:table-cell>
          <table:table-cell office:value-type="float" office:value="15.48" calcext:value-type="float">
            <text:p>15.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nlock</text:p>
          </table:table-cell>
          <table:table-cell office:value-type="float" office:value="14.136" calcext:value-type="float">
            <text:p>14.136</text:p>
          </table:table-cell>
          <table:table-cell office:value-type="float" office:value="12.292" calcext:value-type="float">
            <text:p>12.292</text:p>
          </table:table-cell>
          <table:table-cell office:value-type="float" office:value="13.062" calcext:value-type="float">
            <text:p>13.062</text:p>
          </table:table-cell>
          <table:table-cell office:value-type="float" office:value="10.63" calcext:value-type="float">
            <text:p>10.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nySTM</text:p>
          </table:table-cell>
          <table:table-cell office:value-type="float" office:value="14.176" calcext:value-type="float">
            <text:p>14.176</text:p>
          </table:table-cell>
          <table:table-cell office:value-type="float" office:value="8.752" calcext:value-type="float">
            <text:p>8.752</text:p>
          </table:table-cell>
          <table:table-cell office:value-type="float" office:value="5.988" calcext:value-type="float">
            <text:p>5.988</text:p>
          </table:table-cell>
          <table:table-cell office:value-type="float" office:value="4.908" calcext:value-type="float">
            <text:p>4.9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CC transaction</text:p>
          </table:table-cell>
          <table:table-cell office:value-type="float" office:value="25.498" calcext:value-type="float">
            <text:p>25.498</text:p>
          </table:table-cell>
          <table:table-cell office:value-type="float" office:value="13.684" calcext:value-type="float">
            <text:p>13.684</text:p>
          </table:table-cell>
          <table:table-cell office:value-type="float" office:value="13.87" calcext:value-type="float">
            <text:p>13.87</text:p>
          </table:table-cell>
          <table:table-cell office:value-type="float" office:value="16.55" calcext:value-type="float">
            <text:p>16.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l HLE</text:p>
          </table:table-cell>
          <table:table-cell office:value-type="float" office:value="12.796" calcext:value-type="float">
            <text:p>12.796</text:p>
          </table:table-cell>
          <table:table-cell office:value-type="float" office:value="8.644" calcext:value-type="float">
            <text:p>8.644</text:p>
          </table:table-cell>
          <table:table-cell office:value-type="float" office:value="9.824" calcext:value-type="float">
            <text:p>9.824</text:p>
          </table:table-cell>
          <table:table-cell office:value-type="float" office:value="8.06" calcext:value-type="float">
            <text:p>8.06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MUTEX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5 (STM)</text:p>
          </table:table-cell>
          <table:table-cell office:value-type="string" calcext:value-type="string">
            <text:p>Xeon (HTM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inlock</text:p>
          </table:table-cell>
          <table:table-cell office:value-type="float" office:value="14.136" calcext:value-type="float">
            <text:p>14.136</text:p>
          </table:table-cell>
          <table:table-cell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nySTM</text:p>
          </table:table-cell>
          <table:table-cell office:value-type="float" office:value="14.176" calcext:value-type="float">
            <text:p>14.176</text:p>
          </table:table-cell>
          <table:table-cell office:value-type="float" office:value="10.386" calcext:value-type="float">
            <text:p>10.3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CC transaction</text:p>
          </table:table-cell>
          <table:table-cell office:value-type="float" office:value="25.498" calcext:value-type="float">
            <text:p>25.498</text:p>
          </table:table-cell>
          <table:table-cell office:value-type="float" office:value="7.548" calcext:value-type="float">
            <text:p>7.5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l HLE</text:p>
          </table:table-cell>
          <table:table-cell office:value-type="float" office:value="12.796" calcext:value-type="float">
            <text:p>12.796</text:p>
          </table:table-cell>
          <table:table-cell office:value-type="float" office:value="8.722" calcext:value-type="float">
            <text:p>8.7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l RTM</text:p>
          </table:table-cell>
          <table:table-cell/>
          <table:table-cell office:value-type="float" office:value="10.598" calcext:value-type="float">
            <text:p>10.598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office:value-type="string" calcext:value-type="string">
            <text:p>RW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5 (STM)</text:p>
          </table:table-cell>
          <table:table-cell office:value-type="string" calcext:value-type="string">
            <text:p>Xeon (HTM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inlock</text:p>
          </table:table-cell>
          <table:table-cell office:value-type="float" office:value="8.394" calcext:value-type="float">
            <text:p>8.394</text:p>
          </table:table-cell>
          <table:table-cell office:value-type="float" office:value="7.798" calcext:value-type="float">
            <text:p>7.7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nySTM</text:p>
          </table:table-cell>
          <table:table-cell office:value-type="float" office:value="2.056" calcext:value-type="float">
            <text:p>2.056</text:p>
          </table:table-cell>
          <table:table-cell office:value-type="float" office:value="1.584" calcext:value-type="float">
            <text:p>1.5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CC transaction</text:p>
          </table:table-cell>
          <table:table-cell office:value-type="float" office:value="4.164" calcext:value-type="float">
            <text:p>4.164</text:p>
          </table:table-cell>
          <table:table-cell office:value-type="float" office:value="2.222" calcext:value-type="float">
            <text:p>2.2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l HLE</text:p>
          </table:table-cell>
          <table:table-cell office:value-type="float" office:value="13.756" calcext:value-type="float">
            <text:p>13.756</text:p>
          </table:table-cell>
          <table:table-cell office:value-type="float" office:value="6.708" calcext:value-type="float">
            <text:p>6.7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l RTM</text:p>
          </table:table-cell>
          <table:table-cell/>
          <table:table-cell office:value-type="float" office:value="3.812" calcext:value-type="float">
            <text:p>3.812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6">00/00/0000</text:date>, <text:time style:data-style-name="N2" text:time-value="17:31:01.2651986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alli</meta:initial-creator>
    <meta:creation-date>2015-06-04T21:03:55.017988956</meta:creation-date>
    <dc:date>2015-06-06T23:56:31.703621333</dc:date>
    <dc:creator>Ricardo Galli</dc:creator>
    <meta:editing-duration>PT1H13M26S</meta:editing-duration>
    <meta:editing-cycles>7</meta:editing-cycles>
    <meta:generator>LibreOffice/4.4.2.2$Linux_X86_64 LibreOffice_project/40m0$Build-2</meta:generator>
    <meta:document-statistic meta:table-count="1" meta:cell-count="105" meta:object-count="4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505cm" svg:y="1.454cm" style:legend-expansion="high" chart:style-name="ch2"/>
        <chart:plot-area chart:style-name="ch3" table:cell-range-address="Sheet1.A5:Sheet1.E10" chart:data-source-has-labels="both" svg:x="0.36cm" svg:y="0.1cm" svg:width="15.785cm" svg:height="4.801cm">
          <chartooo:coordinate-region svg:x="0.981cm" svg:y="0.299cm" svg:width="15.164cm" svg:height="3.955cm"/>
          <chart:axis chart:dimension="x" chart:name="primary-x" chart:style-name="ch4" chartooo:axis-type="auto">
            <chartooo:date-scale/>
            <chart:categories table:cell-range-address="Sheet1.A6:Sheet1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B10" chart:label-cell-address="Sheet1.B5:Sheet1.B5" chart:class="chart:bar">
            <chart:data-point chart:repeated="5"/>
          </chart:series>
          <chart:series chart:style-name="ch8" chart:values-cell-range-address="Sheet1.C6:Sheet1.C10" chart:label-cell-address="Sheet1.C5:Sheet1.C5" chart:class="chart:bar">
            <chart:data-point chart:repeated="5"/>
          </chart:series>
          <chart:series chart:style-name="ch9" chart:values-cell-range-address="Sheet1.D6:Sheet1.D10" chart:label-cell-address="Sheet1.D5:Sheet1.D5" chart:class="chart:bar">
            <chart:data-point chart:repeated="5"/>
          </chart:series>
          <chart:series chart:style-name="ch10" chart:values-cell-range-address="Sheet1.E6:Sheet1.E10" chart:label-cell-address="Sheet1.E5:Sheet1.E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5:Sheet1.B5</svg:desc>
                </draw:g>
              </table:table-cell>
              <table:table-cell office:value-type="string">
                <text:p>64</text:p>
                <draw:g>
                  <svg:desc>Sheet1.C5:Sheet1.C5</svg:desc>
                </draw:g>
              </table:table-cell>
              <table:table-cell office:value-type="string">
                <text:p>1024</text:p>
                <draw:g>
                  <svg:desc>Sheet1.D5:Sheet1.D5</svg:desc>
                </draw:g>
              </table:table-cell>
              <table:table-cell office:value-type="string">
                <text:p>4096</text:p>
                <draw:g>
                  <svg:desc>Sheet1.E5:Sheet1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inlock</text:p>
                <draw:g>
                  <svg:desc>Sheet1.A6:Sheet1.A10</svg:desc>
                </draw:g>
              </table:table-cell>
              <table:table-cell office:value-type="float" office:value="5.1">
                <text:p>5.1</text:p>
                <draw:g>
                  <svg:desc>Sheet1.B6:Sheet1.B10</svg:desc>
                </draw:g>
              </table:table-cell>
              <table:table-cell office:value-type="float" office:value="6.808">
                <text:p>6.808</text:p>
                <draw:g>
                  <svg:desc>Sheet1.C6:Sheet1.C10</svg:desc>
                </draw:g>
              </table:table-cell>
              <table:table-cell office:value-type="float" office:value="6.812">
                <text:p>6.812</text:p>
                <draw:g>
                  <svg:desc>Sheet1.D6:Sheet1.D10</svg:desc>
                </draw:g>
              </table:table-cell>
              <table:table-cell office:value-type="float" office:value="5.602">
                <text:p>5.602</text:p>
                <draw:g>
                  <svg:desc>Sheet1.E6:Sheet1.E10</svg:desc>
                </draw:g>
              </table:table-cell>
            </table:table-row>
            <table:table-row>
              <table:table-cell office:value-type="string">
                <text:p>tinySTM</text:p>
              </table:table-cell>
              <table:table-cell office:value-type="float" office:value="10.386">
                <text:p>10.386</text:p>
              </table:table-cell>
              <table:table-cell office:value-type="float" office:value="6.012">
                <text:p>6.012</text:p>
              </table:table-cell>
              <table:table-cell office:value-type="float" office:value="3.652">
                <text:p>3.652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GCC transaction</text:p>
              </table:table-cell>
              <table:table-cell office:value-type="float" office:value="7.548">
                <text:p>7.548</text:p>
              </table:table-cell>
              <table:table-cell office:value-type="float" office:value="4.224">
                <text:p>4.224</text:p>
              </table:table-cell>
              <table:table-cell office:value-type="float" office:value="1.256">
                <text:p>1.256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Intel HLE</text:p>
              </table:table-cell>
              <table:table-cell office:value-type="float" office:value="8.722">
                <text:p>8.722</text:p>
              </table:table-cell>
              <table:table-cell office:value-type="float" office:value="7.348">
                <text:p>7.348</text:p>
              </table:table-cell>
              <table:table-cell office:value-type="float" office:value="3.078">
                <text:p>3.078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Intel RTM</text:p>
              </table:table-cell>
              <table:table-cell office:value-type="float" office:value="10.598">
                <text:p>10.598</text:p>
              </table:table-cell>
              <table:table-cell office:value-type="float" office:value="9.43">
                <text:p>9.43</text:p>
              </table:table-cell>
              <table:table-cell office:value-type="float" office:value="7.298">
                <text:p>7.298</text:p>
              </table:table-cell>
              <table:table-cell office:value-type="float" office:value="7.862">
                <text:p>7.8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505cm" svg:y="1.454cm" style:legend-expansion="high" chart:style-name="ch2"/>
        <chart:plot-area chart:style-name="ch3" table:cell-range-address="Sheet1.A16:Sheet1.E20" chart:data-source-has-labels="both" svg:x="0.36cm" svg:y="0.1cm" svg:width="15.785cm" svg:height="4.801cm">
          <chartooo:coordinate-region svg:x="0.981cm" svg:y="0.299cm" svg:width="15.164cm" svg:height="3.955cm"/>
          <chart:axis chart:dimension="x" chart:name="primary-x" chart:style-name="ch4" chartooo:axis-type="auto">
            <chartooo:date-scale/>
            <chart:categories table:cell-range-address="Sheet1.A17:Sheet1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7:Sheet1.B20" chart:label-cell-address="Sheet1.B16:Sheet1.B16" chart:class="chart:bar">
            <chart:data-point chart:repeated="4"/>
          </chart:series>
          <chart:series chart:style-name="ch8" chart:values-cell-range-address="Sheet1.C17:Sheet1.C20" chart:label-cell-address="Sheet1.C16:Sheet1.C16" chart:class="chart:bar">
            <chart:data-point chart:repeated="4"/>
          </chart:series>
          <chart:series chart:style-name="ch9" chart:values-cell-range-address="Sheet1.D17:Sheet1.D20" chart:label-cell-address="Sheet1.D16:Sheet1.D16" chart:class="chart:bar">
            <chart:data-point chart:repeated="4"/>
          </chart:series>
          <chart:series chart:style-name="ch10" chart:values-cell-range-address="Sheet1.E17:Sheet1.E20" chart:label-cell-address="Sheet1.E16:Sheet1.E16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16:Sheet1.B16</svg:desc>
                </draw:g>
              </table:table-cell>
              <table:table-cell office:value-type="string">
                <text:p>64</text:p>
                <draw:g>
                  <svg:desc>Sheet1.C16:Sheet1.C16</svg:desc>
                </draw:g>
              </table:table-cell>
              <table:table-cell office:value-type="string">
                <text:p>1024</text:p>
                <draw:g>
                  <svg:desc>Sheet1.D16:Sheet1.D16</svg:desc>
                </draw:g>
              </table:table-cell>
              <table:table-cell office:value-type="string">
                <text:p>4096</text:p>
                <draw:g>
                  <svg:desc>Sheet1.E16:Sheet1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tex</text:p>
                <draw:g>
                  <svg:desc>Sheet1.A17:Sheet1.A20</svg:desc>
                </draw:g>
              </table:table-cell>
              <table:table-cell office:value-type="float" office:value="8.088">
                <text:p>8.088</text:p>
                <draw:g>
                  <svg:desc>Sheet1.B17:Sheet1.B20</svg:desc>
                </draw:g>
              </table:table-cell>
              <table:table-cell office:value-type="float" office:value="17.154">
                <text:p>17.154</text:p>
                <draw:g>
                  <svg:desc>Sheet1.C17:Sheet1.C20</svg:desc>
                </draw:g>
              </table:table-cell>
              <table:table-cell office:value-type="float" office:value="12.568">
                <text:p>12.568</text:p>
                <draw:g>
                  <svg:desc>Sheet1.D17:Sheet1.D20</svg:desc>
                </draw:g>
              </table:table-cell>
              <table:table-cell office:value-type="float" office:value="15.48">
                <text:p>15.48</text:p>
                <draw:g>
                  <svg:desc>Sheet1.E17:Sheet1.E20</svg:desc>
                </draw:g>
              </table:table-cell>
            </table:table-row>
            <table:table-row>
              <table:table-cell office:value-type="string">
                <text:p>spinlock</text:p>
              </table:table-cell>
              <table:table-cell office:value-type="float" office:value="14.136">
                <text:p>14.136</text:p>
              </table:table-cell>
              <table:table-cell office:value-type="float" office:value="12.292">
                <text:p>12.292</text:p>
              </table:table-cell>
              <table:table-cell office:value-type="float" office:value="13.062">
                <text:p>13.062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tinySTM</text:p>
              </table:table-cell>
              <table:table-cell office:value-type="float" office:value="14.176">
                <text:p>14.176</text:p>
              </table:table-cell>
              <table:table-cell office:value-type="float" office:value="8.752">
                <text:p>8.752</text:p>
              </table:table-cell>
              <table:table-cell office:value-type="float" office:value="5.988">
                <text:p>5.988</text:p>
              </table:table-cell>
              <table:table-cell office:value-type="float" office:value="4.908">
                <text:p>4.908</text:p>
              </table:table-cell>
            </table:table-row>
            <table:table-row>
              <table:table-cell office:value-type="string">
                <text:p>GCC transaction</text:p>
              </table:table-cell>
              <table:table-cell office:value-type="float" office:value="25.498">
                <text:p>25.498</text:p>
              </table:table-cell>
              <table:table-cell office:value-type="float" office:value="13.684">
                <text:p>13.684</text:p>
              </table:table-cell>
              <table:table-cell office:value-type="float" office:value="13.87">
                <text:p>13.87</text:p>
              </table:table-cell>
              <table:table-cell office:value-type="float" office:value="16.55">
                <text:p>16.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5.394cm" svg:y="1.952cm" style:legend-expansion="high" chart:style-name="ch2"/>
        <chart:plot-area chart:style-name="ch3" table:cell-range-address="Sheet1.A45:Sheet1.C50" chart:data-source-has-labels="both" svg:x="0.36cm" svg:y="0.1cm" svg:width="14.674cm" svg:height="4.801cm">
          <chartooo:coordinate-region svg:x="0.981cm" svg:y="0.299cm" svg:width="14.053cm" svg:height="3.955cm"/>
          <chart:axis chart:dimension="x" chart:name="primary-x" chart:style-name="ch4" chartooo:axis-type="auto">
            <chartooo:date-scale/>
            <chart:categories table:cell-range-address="Sheet1.A46:Sheet1.A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6:Sheet1.B50" chart:label-cell-address="Sheet1.B45:Sheet1.B45" chart:class="chart:bar">
            <chart:data-point chart:repeated="5"/>
          </chart:series>
          <chart:series chart:style-name="ch8" chart:values-cell-range-address="Sheet1.C46:Sheet1.C50" chart:label-cell-address="Sheet1.C45:Sheet1.C45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5 (STM)</text:p>
                <draw:g>
                  <svg:desc>Sheet1.B45:Sheet1.B45</svg:desc>
                </draw:g>
              </table:table-cell>
              <table:table-cell office:value-type="string">
                <text:p>Xeon (HTM)</text:p>
                <draw:g>
                  <svg:desc>Sheet1.C45:Sheet1.C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inlock</text:p>
                <draw:g>
                  <svg:desc>Sheet1.A46:Sheet1.A50</svg:desc>
                </draw:g>
              </table:table-cell>
              <table:table-cell office:value-type="float" office:value="8.394">
                <text:p>8.394</text:p>
                <draw:g>
                  <svg:desc>Sheet1.B46:Sheet1.B50</svg:desc>
                </draw:g>
              </table:table-cell>
              <table:table-cell office:value-type="float" office:value="7.798">
                <text:p>7.798</text:p>
                <draw:g>
                  <svg:desc>Sheet1.C46:Sheet1.C50</svg:desc>
                </draw:g>
              </table:table-cell>
            </table:table-row>
            <table:table-row>
              <table:table-cell office:value-type="string">
                <text:p>tinySTM</text:p>
              </table:table-cell>
              <table:table-cell office:value-type="float" office:value="2.056">
                <text:p>2.056</text:p>
              </table:table-cell>
              <table:table-cell office:value-type="float" office:value="1.584">
                <text:p>1.584</text:p>
              </table:table-cell>
            </table:table-row>
            <table:table-row>
              <table:table-cell office:value-type="string">
                <text:p>GCC transaction</text:p>
              </table:table-cell>
              <table:table-cell office:value-type="float" office:value="4.164">
                <text:p>4.164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string">
                <text:p>Intel HLE</text:p>
              </table:table-cell>
              <table:table-cell office:value-type="float" office:value="13.756">
                <text:p>13.756</text:p>
              </table:table-cell>
              <table:table-cell office:value-type="float" office:value="6.708">
                <text:p>6.708</text:p>
              </table:table-cell>
            </table:table-row>
            <table:table-row>
              <table:table-cell office:value-type="string">
                <text:p>Intel RTM</text:p>
              </table:table-cell>
              <table:table-cell office:value-type="float" office:value="NaN">
                <text:p>NaN</text:p>
              </table:table-cell>
              <table:table-cell office:value-type="float" office:value="3.812">
                <text:p>3.8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5.394cm" svg:y="1.952cm" style:legend-expansion="high" chart:style-name="ch2"/>
        <chart:plot-area chart:style-name="ch3" table:cell-range-address="Sheet1.A30:Sheet1.C35" chart:data-source-has-labels="both" svg:x="0.36cm" svg:y="0.1cm" svg:width="14.674cm" svg:height="4.801cm">
          <chartooo:coordinate-region svg:x="0.981cm" svg:y="0.299cm" svg:width="14.053cm" svg:height="3.955cm"/>
          <chart:axis chart:dimension="x" chart:name="primary-x" chart:style-name="ch4" chartooo:axis-type="auto">
            <chartooo:date-scale/>
            <chart:categories table:cell-range-address="Sheet1.A31:Sheet1.A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1:Sheet1.B35" chart:label-cell-address="Sheet1.B30:Sheet1.B30" chart:class="chart:bar">
            <chart:data-point chart:repeated="5"/>
          </chart:series>
          <chart:series chart:style-name="ch8" chart:values-cell-range-address="Sheet1.C31:Sheet1.C35" chart:label-cell-address="Sheet1.C30:Sheet1.C30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5 (STM)</text:p>
                <draw:g>
                  <svg:desc>Sheet1.B30:Sheet1.B30</svg:desc>
                </draw:g>
              </table:table-cell>
              <table:table-cell office:value-type="string">
                <text:p>Xeon (HTM)</text:p>
                <draw:g>
                  <svg:desc>Sheet1.C30:Sheet1.C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inlock</text:p>
                <draw:g>
                  <svg:desc>Sheet1.A31:Sheet1.A35</svg:desc>
                </draw:g>
              </table:table-cell>
              <table:table-cell office:value-type="float" office:value="14.136">
                <text:p>14.136</text:p>
                <draw:g>
                  <svg:desc>Sheet1.B31:Sheet1.B35</svg:desc>
                </draw:g>
              </table:table-cell>
              <table:table-cell office:value-type="float" office:value="5.1">
                <text:p>5.1</text:p>
                <draw:g>
                  <svg:desc>Sheet1.C31:Sheet1.C35</svg:desc>
                </draw:g>
              </table:table-cell>
            </table:table-row>
            <table:table-row>
              <table:table-cell office:value-type="string">
                <text:p>tinySTM</text:p>
              </table:table-cell>
              <table:table-cell office:value-type="float" office:value="14.176">
                <text:p>14.176</text:p>
              </table:table-cell>
              <table:table-cell office:value-type="float" office:value="10.386">
                <text:p>10.386</text:p>
              </table:table-cell>
            </table:table-row>
            <table:table-row>
              <table:table-cell office:value-type="string">
                <text:p>GCC transaction</text:p>
              </table:table-cell>
              <table:table-cell office:value-type="float" office:value="25.498">
                <text:p>25.498</text:p>
              </table:table-cell>
              <table:table-cell office:value-type="float" office:value="7.548">
                <text:p>7.548</text:p>
              </table:table-cell>
            </table:table-row>
            <table:table-row>
              <table:table-cell office:value-type="string">
                <text:p>Intel HLE</text:p>
              </table:table-cell>
              <table:table-cell office:value-type="float" office:value="12.796">
                <text:p>12.796</text:p>
              </table:table-cell>
              <table:table-cell office:value-type="float" office:value="8.722">
                <text:p>8.722</text:p>
              </table:table-cell>
            </table:table-row>
            <table:table-row>
              <table:table-cell office:value-type="string">
                <text:p>Intel RTM</text:p>
              </table:table-cell>
              <table:table-cell office:value-type="float" office:value="NaN">
                <text:p>NaN</text:p>
              </table:table-cell>
              <table:table-cell office:value-type="float" office:value="10.598">
                <text:p>10.59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